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6000000B6165E9B25.png"/>
  <manifest:file-entry manifest:media-type="image/png" manifest:full-path="Pictures/10000201000005A50000032915CF1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svg:stroke-color="#ff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family="'DejaVu Sans'" style:font-family-generic="swiss" style:font-pitch="variable" fo:font-size="174pt" style:font-size-asian="174pt" style:font-size-complex="174pt"/>
    </style:style>
    <style:style style:name="P2" style:family="paragraph">
      <style:text-properties fo:font-family="'DejaVu Sans'" style:font-family-generic="swiss" style:font-pitch="variable" fo:font-size="174pt" style:font-size-asian="174pt" style:font-size-complex="17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350pt" style:font-size-asian="350pt" style:font-size-complex="35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359cm" svg:height="14.628cm" svg:x="6.321cm" svg:y="15.868cm">
          <draw:text-box>
            <text:p text:style-name="P1"><text:span text:style-name="T1">1</text:span></text:p>
          </draw:text-box>
        </draw:frame>
        <draw:frame draw:style-name="gr1" draw:text-style-name="P3" draw:layer="layout" svg:width="4.591cm" svg:height="1.195cm" svg:x="14.4cm" svg:y="26.5cm">
          <draw:text-box>
            <text:p text:style-name="P3"><text:span text:style-name="T2">300 places</text:span></text:p>
          </draw:text-box>
        </draw:frame>
        <draw:frame draw:style-name="gr1" draw:text-style-name="P3" draw:layer="layout" svg:width="6.086cm" svg:height="1.195cm" svg:x="1.501cm" svg:y="26.4cm">
          <draw:text-box>
            <text:p text:style-name="P3"><text:span text:style-name="T2">"Le Belvedère"</text:span></text:p>
          </draw:text-box>
        </draw:frame>
        <draw:custom-shape draw:style-name="gr2" draw:text-style-name="P4" draw:layer="layout" svg:width="3cm" svg:height="3cm" svg:x="4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2</text:span></text:p>
          </draw:text-box>
        </draw:frame>
        <draw:frame draw:style-name="gr1" draw:text-style-name="P3" draw:layer="layout" svg:width="4.122cm" svg:height="1.195cm" svg:x="14.6cm" svg:y="26.501cm">
          <draw:text-box>
            <text:p text:style-name="P3"><text:span text:style-name="T2">50 places</text:span></text:p>
          </draw:text-box>
        </draw:frame>
        <draw:frame draw:style-name="gr1" draw:text-style-name="P3" draw:layer="layout" svg:width="4.723cm" svg:height="1.195cm" svg:x="1.801cm" svg:y="26.401cm">
          <draw:text-box>
            <text:p text:style-name="P3"><text:span text:style-name="T2">"Le Chalet"</text:span></text:p>
          </draw:text-box>
        </draw:frame>
        <draw:custom-shape draw:style-name="gr2" draw:text-style-name="P4" draw:layer="layout" svg:width="3cm" svg:height="3cm" svg:x="7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3</text:span></text:p>
          </draw:text-box>
        </draw:frame>
        <draw:frame draw:style-name="gr1" draw:text-style-name="P3" draw:layer="layout" svg:width="4.122cm" svg:height="1.195cm" svg:x="14.601cm" svg:y="26.501cm">
          <draw:text-box>
            <text:p text:style-name="P3"><text:span text:style-name="T2">50 places</text:span></text:p>
          </draw:text-box>
        </draw:frame>
        <draw:frame draw:style-name="gr1" draw:text-style-name="P3" draw:layer="layout" svg:width="4.723cm" svg:height="1.195cm" svg:x="1.802cm" svg:y="26.401cm">
          <draw:text-box>
            <text:p text:style-name="P3"><text:span text:style-name="T2">"Le Chalet"</text:span></text:p>
          </draw:text-box>
        </draw:frame>
        <draw:custom-shape draw:style-name="gr2" draw:text-style-name="P4" draw:layer="layout" svg:width="3cm" svg:height="3cm" svg:x="6.501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4</text:span></text:p>
          </draw:text-box>
        </draw:frame>
        <draw:frame draw:style-name="gr1" draw:text-style-name="P3" draw:layer="layout" svg:width="4.122cm" svg:height="1.195cm" svg:x="14.601cm" svg:y="26.501cm">
          <draw:text-box>
            <text:p text:style-name="P3"><text:span text:style-name="T2">50 places</text:span></text:p>
          </draw:text-box>
        </draw:frame>
        <draw:frame draw:style-name="gr1" draw:text-style-name="P3" draw:layer="layout" svg:width="4.723cm" svg:height="1.195cm" svg:x="1.802cm" svg:y="26.401cm">
          <draw:text-box>
            <text:p text:style-name="P3"><text:span text:style-name="T2">"Le Chalet"</text:span></text:p>
          </draw:text-box>
        </draw:frame>
        <draw:custom-shape draw:style-name="gr2" draw:text-style-name="P4" draw:layer="layout" svg:width="3cm" svg:height="3cm" svg:x="9.60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5</text:span></text:p>
          </draw:text-box>
        </draw:frame>
        <draw:frame draw:style-name="gr1" draw:text-style-name="P3" draw:layer="layout" svg:width="4.122cm" svg:height="1.195cm" svg:x="14.601cm" svg:y="26.501cm">
          <draw:text-box>
            <text:p text:style-name="P3"><text:span text:style-name="T2">50 places</text:span></text:p>
          </draw:text-box>
        </draw:frame>
        <draw:frame draw:style-name="gr1" draw:text-style-name="P3" draw:layer="layout" svg:width="4.723cm" svg:height="1.195cm" svg:x="1.802cm" svg:y="26.401cm">
          <draw:text-box>
            <text:p text:style-name="P3"><text:span text:style-name="T2">"Le Chalet"</text:span></text:p>
          </draw:text-box>
        </draw:frame>
        <draw:custom-shape draw:style-name="gr2" draw:text-style-name="P4" draw:layer="layout" svg:width="3cm" svg:height="3cm" svg:x="11.8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6</text:span></text:p>
          </draw:text-box>
        </draw:frame>
        <draw:frame draw:style-name="gr1" draw:text-style-name="P3" draw:layer="layout" svg:width="6.027cm" svg:height="1.195cm" svg:x="13.901cm" svg:y="26.501cm">
          <draw:text-box>
            <text:p text:style-name="P3"><text:span text:style-name="T2">80~100 places</text:span></text:p>
          </draw:text-box>
        </draw:frame>
        <draw:frame draw:style-name="gr1" draw:text-style-name="P3" draw:layer="layout" svg:width="5.671cm" svg:height="1.195cm" svg:x="1.702cm" svg:y="26.401cm">
          <draw:text-box>
            <text:p text:style-name="P3"><text:span text:style-name="T2">"La Fermette"</text:span></text:p>
          </draw:text-box>
        </draw:frame>
        <draw:custom-shape draw:style-name="gr2" draw:text-style-name="P4" draw:layer="layout" svg:width="3cm" svg:height="3cm" svg:x="15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family="'DejaVu Sans'" style:font-family-generic="swiss" style:font-pitch="variable" fo:font-size="174pt" style:font-size-asian="174pt" style:font-size-complex="174pt"/>
    </style:style>
    <style:style style:name="MP3" style:family="paragraph">
      <style:text-properties fo:font-family="'DejaVu Sans'" style:font-family-generic="swiss" style:font-pitch="variable" fo:font-size="174pt" style:font-size-asian="174pt" style:font-size-complex="174pt"/>
    </style:style>
    <style:style style:name="MT1" style:family="text">
      <style:text-properties fo:font-family="'DejaVu Sans'" style:font-family-generic="swiss" style:font-pitch="variable" fo:font-size="96pt" style:font-size-asian="96pt" style:font-size-complex="9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18.999cm" svg:height="10.636cm" svg:x="1.001cm" svg:y="0.864cm">
        <draw:image xlink:href="Pictures/10000201000005A50000032915CF10D9.png" xlink:type="simple" xlink:show="embed" xlink:actuate="onLoad">
          <text:p/>
        </draw:image>
      </draw:frame>
      <draw:frame draw:style-name="Mgr2" draw:text-style-name="MP3" draw:layer="backgroundobjects" svg:width="8.689cm" svg:height="4.196cm" svg:x="6.156cm" svg:y="12.752cm">
        <draw:text-box>
          <text:p text:style-name="MP2"><text:span text:style-name="MT1">Salle</text:span></text:p>
        </draw:text-box>
      </draw:frame>
      <draw:frame draw:style-name="Mgr1" draw:text-style-name="MP1" draw:layer="backgroundobjects" svg:width="2.636cm" svg:height="2.636cm" svg:x="1.001cm" svg:y="0.864cm">
        <draw:image xlink:href="Pictures/10000201000000B6000000B6165E9B25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c.lemerdy </meta:initial-creator>
    <meta:creation-date>2011-05-25T02:18:35</meta:creation-date>
    <dc:date>2011-05-25T02:35:46</dc:date>
    <dc:creator>eric.lemerdy </dc:creator>
    <meta:editing-duration>PT21S</meta:editing-duration>
    <meta:editing-cycles>1</meta:editing-cycles>
    <meta:document-statistic meta:object-count="27"/>
    <meta:generator>LibreOffice/3.3$Linux LibreOffice_project/330m19$Build-202</meta:generator>
  </office:meta>
</office:document-meta>
</file>